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3pt" style:font-size-asian="13pt" style:font-size-complex="13pt" style:text-underline-type="single" style:text-underline-style="solid" style:text-underline-width="auto" style:text-underline-mode="continuous"/>
    </style:style>
    <style:style style:name="P2" style:parent-style-name="Normal" style:family="paragraph">
      <style:text-properties style:font-name="Times New Roman" style:font-name-complex="Times New Roman"/>
    </style:style>
    <style:style style:name="P3" style:parent-style-name="Normal" style:family="paragraph">
      <style:text-properties style:font-name="Times New Roman" style:font-name-complex="Times New Roman" fo:font-weight="bold" style:font-weight-asian="bold" style:font-weight-complex="bold"/>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office:automatic-styles>
  <office:body>
    <office:text text:use-soft-page-breaks="true">
      <text:p text:style-name="P1">Project : IMDb Movies Analysis using SQL</text:p>
      <text:p text:style-name="P2"/>
      <text:p text:style-name="P3">Based on the analysis of the database, here are some recommendations for the types of content Bolly movies should focus on producing:</text:p>
      <text:p text:style-name="P4"/>
      <text:p text:style-name="P5">1. Genre with Highest Number of Movies: Identify the genre with the highest number of movies produced overall. Bolly movies can consider focusing on this genre as it indicates a popular choice among the audience.</text:p>
      <text:p text:style-name="P6">2.Thriller Movies: Thriller movies can be classified into different categories based on average ratings. Bolly movies can explore producing thriller movies that fall into the "Excellent" or "Very Good" rating categories, as these categories tend to attract more viewers.</text:p>
      <text:p text:style-name="P7">3.Drama Genre:<text:s/><text:s/>Analyze the top actresses based on the number of Super Hit movies (average rating &gt; 8) in the drama genre. Bolly movies can consider producing compelling dramas that feature talented actresses and have the potential to receive high ratings.</text:p>
      <text:p text:style-name="P8">4.Production House Success: Identify the top production houses that have produced the highest number of hit movies (average rating &gt; 8). Bolly movies can collaborate with these production houses or learn from their successful strategies to create impactful and high-rated content.</text:p>
      <text:p text:style-name="P9">5.Duration and Ratings: Analyze the average duration of movies in each genre and their ratings. Bolly movies can focus on genres that have a good average duration and higher ratings, as these factors can contribute to the audience's satisfaction and engagement.</text:p>
      <text:p text:style-name="P10">6.Multilingual Movies: Determine the top production houses that have produced the highest number of hits among multilingual movies. Bolly movies can consider exploring multilingual projects to expand their reach and cater to diverse audiences.</text:p>
      <text:p text:style-name="P11">7.Emerging Trends: Analyze movie release trends, such as the total number of movies released each year and the month-wise trend. Bolly movies can stay updated with emerging trends and align their content production accordingly to cater to audience preferences.</text:p>
      <text:p text:style-name="P12">8.Audience Engagement: Consider the number of votes received by movies and their impact on ratings. Bolly movies can aim to produce content that encourages audience engagement and generates positive reviews, as this can contribute to higher ratings.</text:p>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pt Reeshi</meta:initial-creator>
    <dc:creator>Sapt Reeshi</dc:creator>
    <meta:creation-date>2023-07-18T15:43:00Z</meta:creation-date>
    <dc:date>2023-07-18T15:46:00Z</dc:date>
    <meta:template xlink:href="Normal" xlink:type="simple"/>
    <meta:editing-cycles>1</meta:editing-cycles>
    <meta:editing-duration>PT180S</meta:editing-duration>
    <meta:document-statistic meta:page-count="1" meta:paragraph-count="4" meta:word-count="331" meta:character-count="2214" meta:row-count="15" meta:non-whitespace-character-count="1887"/>
  </office:meta>
</office:document-meta>
</file>